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Console" svg:font-family="'Lucida Console'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Lucida Conso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Lucida Conso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Lucida Conso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color="#000000" style:text-outline="false" style:text-line-through-style="none" style:text-line-through-type="none" style:font-name="Lucida Conso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Functional form</text:p>
          </table:table-cell>
          <table:table-cell table:style-name="ce4" office:value-type="string" calcext:value-type="string">
            <text:p>Species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Agrostis.spp. <text:s text:c="13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Anemone.nemorosa <text:s text:c="10"/>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Anthoxanthum.odoratum <text:s text:c="5"/></text:p>
          </table:table-cell>
          <table:table-cell/>
        </table:table-row>
        <table:table-row table:style-name="ro1">
          <table:table-cell office:value-type="string" calcext:value-type="string">
            <text:p>Fern</text:p>
          </table:table-cell>
          <table:table-cell office:value-type="string" calcext:value-type="string">
            <text:p>Athyrium.filix.femina <text:s text:c="4"/></text:p>
          </table:table-cell>
          <table:table-cell/>
        </table:table-row>
        <table:table-row table:style-name="ro1">
          <table:table-cell table:style-name="ce3" office:value-type="string" calcext:value-type="string">
            <text:p>Fern</text:p>
          </table:table-cell>
          <table:table-cell office:value-type="string" calcext:value-type="string">
            <text:p>Blechnum.spicant <text:s text:c="10"/></text:p>
          </table:table-cell>
          <table:table-cell/>
        </table:table-row>
        <table:table-row table:style-name="ro1">
          <table:table-cell table:style-name="ce3" office:value-type="string" calcext:value-type="string">
            <text:p>Grass</text:p>
          </table:table-cell>
          <table:table-cell office:value-type="string" calcext:value-type="string">
            <text:p>Brachypodium.sylvaticum <text:s text:c="3"/></text:p>
          </table:table-cell>
          <table:table-cell/>
        </table:table-row>
        <table:table-row table:style-name="ro1">
          <table:table-cell table:style-name="ce3" office:value-type="string" calcext:value-type="string">
            <text:p>Herb</text:p>
          </table:table-cell>
          <table:table-cell office:value-type="string" calcext:value-type="string">
            <text:p>Cardamine.flexuosa <text:s text:c="8"/></text:p>
          </table:table-cell>
          <table:table-cell/>
        </table:table-row>
        <table:table-row table:style-name="ro1">
          <table:table-cell table:style-name="ce3" office:value-type="string" calcext:value-type="string">
            <text:p>Grass</text:p>
          </table:table-cell>
          <table:table-cell office:value-type="string" calcext:value-type="string">
            <text:p>Carex.demissa <text:s text:c="12"/></text:p>
          </table:table-cell>
          <table:table-cell/>
        </table:table-row>
        <table:table-row table:style-name="ro1">
          <table:table-cell table:style-name="ce3" office:value-type="string" calcext:value-type="string">
            <text:p>Grass</text:p>
          </table:table-cell>
          <table:table-cell office:value-type="string" calcext:value-type="string">
            <text:p>Carex.pilulifera <text:s text:c="10"/></text:p>
          </table:table-cell>
          <table:table-cell/>
        </table:table-row>
        <table:table-row table:style-name="ro1">
          <table:table-cell table:style-name="ce3" office:value-type="string" calcext:value-type="string">
            <text:p>Grass</text:p>
          </table:table-cell>
          <table:table-cell office:value-type="string" calcext:value-type="string">
            <text:p>Carex.remota <text:s text:c="14"/></text:p>
          </table:table-cell>
          <table:table-cell/>
        </table:table-row>
        <table:table-row table:style-name="ro1">
          <table:table-cell table:style-name="ce3" office:value-type="string" calcext:value-type="string">
            <text:p>Grass</text:p>
          </table:table-cell>
          <table:table-cell office:value-type="string" calcext:value-type="string">
            <text:p>Carex.sylvatica <text:s text:c="11"/></text:p>
          </table:table-cell>
          <table:table-cell/>
        </table:table-row>
        <table:table-row table:style-name="ro1">
          <table:table-cell table:style-name="ce3" office:value-type="string" calcext:value-type="string">
            <text:p>Herb</text:p>
          </table:table-cell>
          <table:table-cell office:value-type="string" calcext:value-type="string">
            <text:p>Cerastium.vulgatum <text:s text:c="7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Circaea.lutetiana <text:s text:c="9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Cirsium.vulgare <text:s text:c="11"/>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Dactylis.glomerata <text:s text:c="8"/>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Deschampsia.cespitosa <text:s text:c="4"/>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Deschampsia.flexuosa <text:s text:c="6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Digitalis.purpurea <text:s text:c="8"/></text:p>
          </table:table-cell>
          <table:table-cell/>
        </table:table-row>
        <table:table-row table:style-name="ro1">
          <table:table-cell office:value-type="string" calcext:value-type="string">
            <text:p>Fern</text:p>
          </table:table-cell>
          <table:table-cell office:value-type="string" calcext:value-type="string">
            <text:p>Dryopteris.austriaca <text:s text:c="6"/></text:p>
          </table:table-cell>
          <table:table-cell/>
        </table:table-row>
        <table:table-row table:style-name="ro1">
          <table:table-cell office:value-type="string" calcext:value-type="string">
            <text:p>Fern</text:p>
          </table:table-cell>
          <table:table-cell office:value-type="string" calcext:value-type="string">
            <text:p>Dryopteris.filix.mas <text:s text:c="5"/></text:p>
          </table:table-cell>
          <table:table-cell/>
        </table:table-row>
        <table:table-row table:style-name="ro1">
          <table:table-cell office:value-type="string" calcext:value-type="string">
            <text:p>Fern</text:p>
          </table:table-cell>
          <table:table-cell office:value-type="string" calcext:value-type="string">
            <text:p>Dryopteris.spinulosa <text:s text:c="6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Endymion.nonscriptus <text:s text:c="6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Epilibium.montanum <text:s text:c="8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Epilobium.parviflorum <text:s text:c="4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Euphorbia.amygdaliodes <text:s text:c="4"/>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Festuca.ovina <text:s text:c="13"/></text:p>
          </table:table-cell>
          <table:table-cell/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Frangula.alnus <text:s text:c="12"/></text:p>
          </table:table-cell>
          <table:table-cell/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Fraxinus.excelsior <text:s text:c="7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Galium.palustre <text:s text:c="11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Galium.saxatile <text:s text:c="11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Geum.urbanum <text:s text:c="14"/>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Glyceria.sp. <text:s text:c="13"/></text:p>
          </table:table-cell>
          <table:table-cell/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Hedera.helix <text:s text:c="14"/>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Holcus.mollis <text:s text:c="13"/></text:p>
          </table:table-cell>
          <table:table-cell/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Hypericum.androsaemum <text:s text:c="5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Juncus.buffonius <text:s text:c="9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Juncus.effusus <text:s text:c="12"/></text:p>
          </table:table-cell>
          <table:table-cell/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Lonicera.periclymenum <text:s text:c="5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Lotus.corniculatus <text:s text:c="8"/>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Luzula.campestris <text:s text:c="8"/>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Luzula.multiflora <text:s text:c="9"/>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Luzula.pilosa <text:s text:c="13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Lysimachia.nemorum <text:s text:c="8"/></text:p>
          </table:table-cell>
          <table:table-cell/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Malus.sylvestris <text:s text:c="9"/>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Molinia.caerulea <text:s text:c="10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Oxalis.acetosella <text:s text:c="9"/>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a.annua <text:s text:c="17"/>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a.trivialis <text:s text:c="12"/></text:p>
          </table:table-cell>
          <table:table-cell/>
        </table:table-row>
        <table:table-row table:style-name="ro1">
          <table:table-cell office:value-type="string" calcext:value-type="string">
            <text:p>Fern</text:p>
          </table:table-cell>
          <table:table-cell office:value-type="string" calcext:value-type="string">
            <text:p>Polypodium.vulgare <text:s text:c="8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Potentilla.erecta <text:s text:c="9"/></text:p>
          </table:table-cell>
          <table:table-cell/>
        </table:table-row>
        <table:table-row table:style-name="ro1">
          <table:table-cell office:value-type="string" calcext:value-type="string">
            <text:p>Fern</text:p>
          </table:table-cell>
          <table:table-cell office:value-type="string" calcext:value-type="string">
            <text:p>Pteridium.aquilinum <text:s text:c="7"/></text:p>
          </table:table-cell>
          <table:table-cell office:value-type="string" calcext:value-type="string">
            <text:p>Bracken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Ranunculus.flammula <text:s text:c="6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Ranunculus.repens <text:s text:c="9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Rubus.fruticosus <text:s text:c="10"/></text:p>
          </table:table-cell>
          <table:table-cell/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Ruscus.aculeatus <text:s text:c="10"/></text:p>
          </table:table-cell>
          <table:table-cell/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Salix.cinerea <text:s text:c="12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Scutellaria.minor <text:s text:c="9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Senecio.sylvatica <text:s text:c="9"/></text:p>
          </table:table-cell>
          <table:table-cell/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Sorbus.aucuparia <text:s text:c="10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Stellaria.alsine <text:s text:c="9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Veronica.chamaedrys <text:s text:c="7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Veronica.officinalis <text:s text:c="6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Viola.riviniana <text:s text:c="11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Lotus.pedunculatus <text:s text:c="7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Melampyrum.pratense <text:s text:c="7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Montia.fontanum <text:s text:c="11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Polypodium.interjectum <text:s text:c="4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Ranunculus.sarduous <text:s text:c="6"/></text:p>
          </table:table-cell>
          <table:table-cell/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Taraxacum.officinalis.agg. </text:p>
          </table:table-cell>
          <table:table-cell/>
        </table:table-row>
        <table:table-row table:style-name="ro1">
          <table:table-cell office:value-type="string" calcext:value-type="string">
            <text:p>Woody</text:p>
          </table:table-cell>
          <table:table-cell office:value-type="string" calcext:value-type="string">
            <text:p>Vaccinium.myrtillu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ucida Console" svg:font-family="'Lucida Console'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7:48:54.562000000</meta:creation-date>
    <dc:date>2015-01-19T17:54:29.285000000</dc:date>
    <meta:editing-duration>PT5M34S</meta:editing-duration>
    <meta:editing-cycles>1</meta:editing-cycles>
    <meta:document-statistic meta:table-count="1" meta:cell-count="143" meta:object-count="0"/>
    <meta:generator>LibreOffice/4.3.5.2$Windows_x86 LibreOffice_project/3a87456aaa6a95c63eea1c1b3201acedf0751bd5</meta:generator>
  </office:meta>
</office:document-meta>
</file>